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Meine Bibliothek</text:p>
      <text:h text:style-name="Heading_20_1" text:outline-level="1">Medien</text:h>
      <text:h text:style-name="Heading_20_2" text:outline-level="2">Bücher</text:h>
      <text:h text:style-name="Heading_20_2" text:outline-level="2">Hefte</text:h>
      <text:h text:style-name="Heading_20_2" text:outline-level="2">Web</text:h>
      <text:h text:style-name="Heading_20_2" text:outline-level="2">Blätter</text:h>
      <text:h text:style-name="Heading_20_1" text:outline-level="1">Thema</text:h>
      <text:h text:style-name="Heading_20_2" text:outline-level="2">Monothema</text:h>
      <text:h text:style-name="Heading_20_2" text:outline-level="2">Mehrere THemen</text:h>
      <text:h text:style-name="Heading_20_1" text:outline-level="1">Inhalt</text:h>
      <text:h text:style-name="Heading_20_2" text:outline-level="2">Technik</text:h>
      <text:h text:style-name="Heading_20_2" text:outline-level="2">Modele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